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03e29" officeooo:paragraph-rsid="00103e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rminé una buena parte del diseño del panel de control, posteriormente me dedique a integrar bien la página de graficación del proyecto anterior con los demás componetes visuales, desta forma la página de graficación no solo muestra la gráfica dino tambien los menús y compoenntes visuales de las otras.</text:p>
      <text:p text:style-name="P1"/>
      <text:p text:style-name="P1">Herede de base.html, al hacer esto metoṕe con algunos problemas en cuanto a las versiones de AmCharts que se utilizaron antes y la que ahora utilizo, por lo que tuve que hacer algunos ajustes al código de base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09:14:47.269101861</meta:creation-date>
    <meta:generator>LibreOffice/5.4.0.3$Linux_X86_64 LibreOffice_project/40m0$Build-3</meta:generator>
    <dc:date>2018-02-26T09:19:13.246314393</dc:date>
    <meta:editing-duration>PT4M26S</meta:editing-duration>
    <meta:editing-cycles>1</meta:editing-cycles>
    <meta:document-statistic meta:table-count="0" meta:image-count="0" meta:object-count="0" meta:page-count="1" meta:paragraph-count="2" meta:word-count="87" meta:character-count="518" meta:non-whitespace-character-count="433"/>
  </office:meta>
</office:document-meta>
</file>